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officeooo:rsid="001eb861" officeooo:paragraph-rsid="001eb861"/>
    </style:style>
    <style:style style:name="P2" style:family="paragraph" style:parent-style-name="Standard">
      <style:paragraph-properties fo:margin-left="0in" fo:margin-right="0in" fo:text-indent="0in" style:auto-text-indent="false"/>
      <style:text-properties officeooo:rsid="001eb861" officeooo:paragraph-rsid="001eb861"/>
    </style:style>
    <style:style style:name="P3" style:family="paragraph" style:parent-style-name="Standard">
      <style:paragraph-properties fo:margin-left="0in" fo:margin-right="0in" fo:text-indent="0in" style:auto-text-indent="false"/>
      <style:text-properties officeooo:rsid="00254c3a" officeooo:paragraph-rsid="0026895c"/>
    </style:style>
    <style:style style:name="T1" style:family="text">
      <style:text-properties officeooo:rsid="0020580c"/>
    </style:style>
    <style:style style:name="T2" style:family="text">
      <style:text-properties officeooo:rsid="00225a3e"/>
    </style:style>
    <style:style style:name="T3" style:family="text">
      <style:text-properties officeooo:rsid="0022c277"/>
    </style:style>
    <style:style style:name="T4" style:family="text">
      <style:text-properties officeooo:rsid="00254c3a"/>
    </style:style>
    <style:style style:name="T5" style:family="text">
      <style:text-properties officeooo:rsid="00262c7e"/>
    </style:style>
    <style:style style:name="T6" style:family="text">
      <style:text-properties officeooo:rsid="002689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 Bonnett</text:p>
      <text:p text:style-name="P1">Lab1 Report</text:p>
      <text:p text:style-name="P1"/>
      <text:p text:style-name="P1"><text:tab/>For the first part of this lab assignment, we were asked to configure Git and BitBucket. I already had a bitbucket account created from my previous computer science course, but I needed to modify that account. In order to link my account with Professor Wenskovitch's account, I simply shared my account information with him. From there, he was able to add my account to his master account. I then created a new repository called cs112s2015-bonnettd, <text:span text:style-name="T1">which will contain all of the material for this course.</text:span></text:p>
      <text:p text:style-name="P1"><text:tab/><text:span text:style-name="T1">During this lab assignment, I learned and implemented six different git commands. This paragraph will give a brief description of each of those six commands. Typing the command “git init” into the terminal will allow the user to create an empty Git repository or reinitialize a Git repository that already exists. Another common git command is the “git add” command. This command updates the index of the current context, and basically prepares the context for the next commit. The “git status” command will display the condition of the staging area and the working directory to the user. This allows the user to see just what changes have been permanently made and what changes have not been, plus it allows the user to see the files that are not being tracked by git. The command that is used for committing a staged snapshot to the project history is called “git commit.” This command requires the user to type a message in quotation marks to describe the just what exactly is being committed. For example, one might type the following: git commit -m “Added the new lab to bit bucket.” Another vital <text:s/>git command is the “git push” command. This command is what transfers the commits from a local repository to a remote repository. On the other hand, the “git pull” command allows the user to take information from a remote repository and add it to his/her local repository. Numerous more git commands exist, but these six are the basic yet incredibly essential commands. </text:span></text:p>
      <text:p text:style-name="P1"><text:tab/>In order to compile and run the Hooray.java and the Weeee.java programs, the following steps must be completed. First, the user must be in the correct repository that contains these programs. Then to compile the Hooray.java program, the user must type the following into the terminal: javac Hooray.java. If the compiler detects that the program is error free, then the program can be run. To run the Hooray.java program, type the follwing into the terminal: java Hooray. The user would need to follow the same steps to compile and run the Weeee.java program, but use the word Weeee instead of Hooray. These programs both produce some unique output. The Hooray.java program outputs the word “Hooray” infinitely many times until the user quits the program. The Weeee.java program outs the word “<text:span text:style-name="T2">Weeee!” infinitely many times as well, but for a different reason.</text:span> The Hooray.java program outputs the word “<text:span text:style-name="T2">Hooray” infinitely many times because the program implements what is known as an infinite while-loop. Basically this program states that while a certain condition is true, the word Hooray will be printed. However, there is no condition that would make the while-loop false, so there is never any break in the loop. As for the Weeee.java program, this program outputs the word “Weeee!” infintely many times because it has a method that calls on itself. This program will eventually give the user an error, and stop printing out the word Weeee! These two programs do produce similar output, but one is caused by an infinte while-loop, and the other is caused by a method calling upon itself.</text:span></text:p>
      <text:p text:style-name="P1"><text:tab/><text:span text:style-name="T3">By perorming this lab assignment, I learned about the basic features associated with the Vim text editor. For example, in order to edit the text in the gvim text editor, the user must be normal mode and then press the “i” key. This puts gvim in the insert mode and allows the user to edit the text. If the user would like to return to the normal mode from the insert mode, all the user must do is press the esc key. To save a file in gvim, the user must type the command :w while in the normal mode. If the user would like to jump right to the top of a program in gvim, then the user must type the command gg while in normal mode. Typing the comand G will take the user right to the last line of text in the program. To properly indent the source code in a gvim program, the user must type the command gg=G while in normal mode. Another useful command in gvim is the :e command, which allows the user to open an already existing gvim file. Finally, in order for the user to save and quit a program in gvim, the </text:span><text:soft-page-break/><text:span text:style-name="T3">command :wqa must be typed while in normal mode. </text:span></text:p>
      <text:p text:style-name="P1"><text:tab/><text:span text:style-name="T4">The Vim text editor uses runtime configuration files, known as .vimrc files. The .vimrc file contains several different settings that can be used to initialize vim when vim is started. </text:span></text:p>
      <text:p text:style-name="P3">For instance, one can modify the color scheme of vim by using the .vimrc file. Plugins can also be implemented through the runtime configuration file. Plugins can be quite useful when programming in the vim text editor. <text:span text:style-name="T5">An example of a crucial Plugin in the vim text editor is the NERD tree Plugin. This Plugin presents all of the files in the filesystem to the user in the form of a tree. The user is able to manipulate this tree by using the keyboard and the mouse, plus it allows the user to perform simple filesystem operations. The NERD tree Plugin is just one of the numerous Plugins offered by the vim text editor . </text:spa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15:45:51.049905655</meta:creation-date>
    <dc:date>2015-01-25T16:41:24.371478025</dc:date>
    <meta:editing-duration>P0D</meta:editing-duration>
    <meta:editing-cycles>3</meta:editing-cycles>
    <meta:generator>LibreOffice/4.2.7.2$Linux_X86_64 LibreOffice_project/420m0$Build-2</meta:generator>
    <meta:document-statistic meta:table-count="0" meta:image-count="0" meta:object-count="0" meta:page-count="2" meta:paragraph-count="9" meta:word-count="961" meta:character-count="5466" meta:non-whitespace-character-count="4502"/>
  </office:meta>
</office:document-meta>
</file>